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6d85a" style:font-name-asian="Nimbus Mono L"/>
    </style:style>
    <style:style style:name="P2" style:family="paragraph" style:parent-style-name="Standard">
      <style:text-properties style:font-name="Nimbus Mono L" officeooo:rsid="0014c351" officeooo:paragraph-rsid="0006d85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6d85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7c6f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7eb8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8a795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b3172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b748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cb807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0f498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2bd3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3cc8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40982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5c10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5f2fb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73fa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bba24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dd413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e02ab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1f7c4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cd449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28449e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5a272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3e4ae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568580" style:font-name-asian="Nimbus Mono L"/>
    </style:style>
    <style:style style:name="P26" style:family="paragraph" style:parent-style-name="Preformatted_20_Text">
      <style:text-properties officeooo:paragraph-rsid="0035a272" style:font-name-asian="Nimbus Mono L"/>
    </style:style>
    <style:style style:name="P27" style:family="paragraph" style:parent-style-name="Preformatted_20_Text">
      <style:text-properties officeooo:paragraph-rsid="003b6f28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0a4e2c"/>
    </style:style>
    <style:style style:name="T7" style:family="text">
      <style:text-properties officeooo:rsid="000b3172"/>
    </style:style>
    <style:style style:name="T8" style:family="text">
      <style:text-properties officeooo:rsid="000b7483"/>
    </style:style>
    <style:style style:name="T9" style:family="text">
      <style:text-properties officeooo:rsid="0012bd3a"/>
    </style:style>
    <style:style style:name="T10" style:family="text">
      <style:text-properties officeooo:rsid="0013cc8e"/>
    </style:style>
    <style:style style:name="T11" style:family="text">
      <style:text-properties officeooo:rsid="00140982"/>
    </style:style>
    <style:style style:name="T12" style:family="text">
      <style:text-properties officeooo:rsid="00173fae"/>
    </style:style>
    <style:style style:name="T13" style:family="text">
      <style:text-properties officeooo:rsid="00182e2f"/>
    </style:style>
    <style:style style:name="T14" style:family="text">
      <style:text-properties officeooo:rsid="001c6f0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6f0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6f05" style:font-weight-asian="normal" style:font-weight-complex="normal"/>
    </style:style>
    <style:style style:name="T19" style:family="text">
      <style:text-properties officeooo:rsid="001f7c43"/>
    </style:style>
    <style:style style:name="T20" style:family="text">
      <style:text-properties style:font-name="Nimbus Mono L" officeooo:rsid="0007e423"/>
    </style:style>
    <style:style style:name="T21" style:family="text">
      <style:text-properties style:font-name="Nimbus Mono L" officeooo:rsid="00566f4a"/>
    </style:style>
    <style:style style:name="T22" style:family="text">
      <style:text-properties style:font-name="Nimbus Mono L" officeooo:rsid="003ebe65"/>
    </style:style>
    <style:style style:name="T23" style:family="text">
      <style:text-properties fo:color="#808080" style:font-name-asian="DejaVu Sans" style:font-size-asian="11.3000001907349pt" style:font-style-asian="italic"/>
    </style:style>
    <style:style style:name="T24" style:family="text">
      <style:text-properties fo:color="#808080" officeooo:rsid="0044ccd1" style:font-name-asian="DejaVu Sans" style:font-size-asian="11.3000001907349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入住，离宿登记</text:p>
      <text:p text:style-name="P3"><text:tab/>导航下拉名_1:入住，离宿登记</text:p>
      <text:p text:style-name="P3"><text:tab/><text:tab/>导航名_1:住宿申请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970_1826826792"/>新入职员工姓名<text:bookmark-end text:name="__DdeLink__970_1826826792"/></text:p>
      <text:p text:style-name="P3"><text:tab/><text:tab/><text:tab/><text:tab/>字段名称_<text:span text:style-name="T2">2</text:span>:<text:bookmark-start text:name="__DdeLink__972_1826826792"/>申请入住日期<text:bookmark-end text:name="__DdeLink__972_1826826792"/></text:p>
      <text:p text:style-name="P3"><text:tab/><text:tab/><text:tab/><text:tab/>字段名称_<text:span text:style-name="T3">3</text:span>:<text:bookmark-start text:name="__DdeLink__516_1993623062"/><text:bookmark-start text:name="__DdeLink__975_1826826792"/>申请<text:bookmark-end text:name="__DdeLink__516_1993623062"/>入住地区<text:bookmark-end text:name="__DdeLink__975_1826826792"/></text:p>
      <text:p text:style-name="P3"><text:tab/><text:tab/><text:tab/><text:tab/>字段名称_<text:span text:style-name="T3">4</text:span>:<text:bookmark-start text:name="__DdeLink__518_1993623062"/><text:bookmark-start text:name="__DdeLink__978_1826826792"/>申请<text:bookmark-end text:name="__DdeLink__518_1993623062"/>入住宿舍<text:bookmark-end text:name="__DdeLink__978_1826826792"/></text:p>
      <text:p text:style-name="P3"><text:tab/><text:tab/><text:tab/><text:tab/>字段名称_<text:span text:style-name="T4">5</text:span>:<text:bookmark-start text:name="__DdeLink__520_1993623062"/><text:bookmark-start text:name="__DdeLink__983_1826826792"/>申请<text:bookmark-end text:name="__DdeLink__520_1993623062"/>入住原因<text:bookmark-end text:name="__DdeLink__983_1826826792"/><text:tab/><text:tab/><text:tab/><text:tab/></text:p>
      <text:p text:style-name="P3"><text:tab/><text:tab/><text:tab/><text:tab/><text:bookmark-start text:name="__DdeLink__3702_891009594"/>字段名称_<text:span text:style-name="T4">6</text:span>:<text:bookmark-start text:name="__DdeLink__986_1826826792"/><text:bookmark-start text:name="__DdeLink__522_1993623062"/>住宿<text:bookmark-end text:name="__DdeLink__522_1993623062"/>负责人<text:bookmark-end text:name="__DdeLink__3702_891009594"/><text:bookmark-end text:name="__DdeLink__986_1826826792"/></text:p>
      <text:p text:style-name="P27"><text:span text:style-name="T20"><text:tab/><text:tab/><text:tab/><text:tab/>字段名称_</text:span><text:span text:style-name="T21">6</text:span><text:span text:style-name="T20">:</text:span><text:bookmark text:name="__DdeLink__986_18268267921"/><text:span text:style-name="T23">福利模块负责人</text:span></text:p>
      <text:p text:style-name="P3"><text:tab/><text:tab/><text:tab/><text:tab/>字段名称_<text:span text:style-name="T4">7</text:span>:<text:bookmark-start text:name="__DdeLink__991_1826826792"/>审核<text:bookmark-end text:name="__DdeLink__991_1826826792"/>状态</text:p>
      <text:p text:style-name="P3"><text:tab/><text:tab/><text:tab/><text:tab/>字段名称_<text:span text:style-name="T4">8</text:span>:<text:bookmark-start text:name="__DdeLink__526_1993623062"/><text:bookmark-start text:name="__DdeLink__994_1826826792"/>新员工<text:bookmark-end text:name="__DdeLink__526_1993623062"/>确认入住<text:bookmark-end text:name="__DdeLink__994_1826826792"/></text:p>
      <text:p text:style-name="P3"><text:tab/><text:tab/><text:tab/><text:tab/>字段名称_<text:span text:style-name="T4">9</text:span>:<text:bookmark-start text:name="__DdeLink__528_1993623062"/><text:bookmark-start text:name="__DdeLink__996_1826826792"/>备注<text:bookmark-end text:name="__DdeLink__528_1993623062"/><text:bookmark-end text:name="__DdeLink__996_1826826792"/></text:p>
      <text:p text:style-name="P3"><text:tab/><text:tab/><text:tab/><text:tab/></text:p>
      <text:p text:style-name="P3"><text:tab/><text:tab/><text:tab/>功能名字_<text:span text:style-name="T5">2</text:span>:添加 <text:s/>功能类型:编辑 (有网格/树形/编辑可选)</text:p>
      <text:p text:style-name="P4"><text:tab/><text:tab/><text:tab/><text:tab/>字段名称_<text:span text:style-name="T2">1</text:span>:新入职员工姓名 <text:s text:c="2"/>标签类型：文本框 <text:s/>必填</text:p>
      <text:p text:style-name="P4"><text:tab/><text:tab/><text:tab/><text:tab/>字段名称_<text:span text:style-name="T2">2</text:span>:申请入住日期 <text:s text:c="4"/>标签类型：日期框 必填</text:p>
      <text:p text:style-name="P4"><text:tab/><text:tab/><text:tab/><text:tab/>字段名称_<text:span text:style-name="T3">3</text:span>:<text:bookmark-start text:name="__DdeLink__516_19936230621"/>申请<text:bookmark-end text:name="__DdeLink__516_19936230621"/>入住地区 <text:s text:c="4"/>标签类型：文本框 必填</text:p>
      <text:p text:style-name="P4"><text:tab/><text:tab/><text:tab/><text:tab/>字段名称_<text:span text:style-name="T3">4</text:span>:<text:bookmark-start text:name="__DdeLink__518_19936230621"/>申请<text:bookmark-end text:name="__DdeLink__518_19936230621"/>入住宿舍 <text:s text:c="4"/>标签类型：文本框 必填</text:p>
      <text:p text:style-name="P4"><text:tab/><text:tab/><text:tab/><text:tab/>字段名称_<text:span text:style-name="T4">5</text:span>:<text:bookmark-start text:name="__DdeLink__520_19936230621"/>申请<text:bookmark-end text:name="__DdeLink__520_19936230621"/>入住原因 <text:s text:c="4"/>标签类型：文本框 必填<text:tab/><text:tab/><text:tab/></text:p>
      <text:p text:style-name="P4"><text:tab/><text:tab/><text:tab/><text:tab/>字段名称_<text:span text:style-name="T4">6</text:span>:<text:bookmark-start text:name="__DdeLink__522_19936230621"/>住宿<text:bookmark-end text:name="__DdeLink__522_19936230621"/>负责人 <text:s text:c="6"/>标签类型：文本框 必填</text:p>
      <text:p text:style-name="P4"><text:tab/><text:tab/><text:tab/><text:tab/>字段名称_<text:span text:style-name="T4">8</text:span>:<text:bookmark-start text:name="__DdeLink__526_19936230621"/>新员工<text:bookmark-end text:name="__DdeLink__526_19936230621"/>确认入住 <text:s text:c="3"/>标签类型：文本框 必填</text:p>
      <text:p text:style-name="P4"><text:tab/><text:tab/><text:tab/><text:tab/>字段名称_<text:span text:style-name="T4">9</text:span>:<text:bookmark-start text:name="__DdeLink__528_19936230621"/>备注<text:bookmark-end text:name="__DdeLink__528_19936230621"/> <text:s text:c="12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5"><text:tab/><text:tab/><text:tab/><text:tab/>字段名称_<text:span text:style-name="T2">1</text:span>:新入职员工姓名 <text:s text:c="2"/>标签类型：文本框 <text:s/>必填</text:p>
      <text:p text:style-name="P5"><text:tab/><text:tab/><text:tab/><text:tab/>字段名称_<text:span text:style-name="T2">2</text:span>:申请入住日期 <text:s text:c="4"/>标签类型：日期框 必填</text:p>
      <text:p text:style-name="P5"><text:tab/><text:tab/><text:tab/><text:tab/>字段名称_<text:span text:style-name="T3">3</text:span>:<text:bookmark-start text:name="__DdeLink__516_199362306211"/>申请<text:bookmark-end text:name="__DdeLink__516_199362306211"/>入住地区 <text:s text:c="4"/>标签类型：文本框 必填</text:p>
      <text:p text:style-name="P5"><text:tab/><text:tab/><text:tab/><text:tab/>字段名称_<text:span text:style-name="T3">4</text:span>:<text:bookmark-start text:name="__DdeLink__518_199362306211"/>申请<text:bookmark-end text:name="__DdeLink__518_199362306211"/>入住宿舍 <text:s text:c="4"/>标签类型：文本框 必填</text:p>
      <text:p text:style-name="P5"><text:tab/><text:tab/><text:tab/><text:tab/>字段名称_<text:span text:style-name="T4">5</text:span>:<text:bookmark-start text:name="__DdeLink__520_199362306211"/>申请<text:bookmark-end text:name="__DdeLink__520_199362306211"/>入住原因 <text:s text:c="4"/>标签类型：文本框 必填<text:tab/><text:tab/><text:tab/></text:p>
      <text:p text:style-name="P5"><text:tab/><text:tab/><text:tab/><text:tab/>字段名称_<text:span text:style-name="T4">6</text:span>:<text:bookmark-start text:name="__DdeLink__522_199362306211"/>住宿<text:bookmark-end text:name="__DdeLink__522_199362306211"/>负责人 <text:s text:c="6"/>标签类型：文本框 必填</text:p>
      <text:p text:style-name="P5"><text:tab/><text:tab/><text:tab/><text:tab/>字段名称_<text:span text:style-name="T4">8</text:span>:<text:bookmark-start text:name="__DdeLink__526_199362306211"/>新员工<text:bookmark-end text:name="__DdeLink__526_199362306211"/>确认入住 <text:s text:c="3"/>标签类型：文本框 必填</text:p>
      <text:p text:style-name="P5"><text:tab/><text:tab/><text:tab/><text:tab/>字段名称_<text:span text:style-name="T4">9</text:span>:<text:bookmark-start text:name="__DdeLink__528_199362306211"/>备注<text:bookmark-end text:name="__DdeLink__528_199362306211"/> <text:s text:c="12"/>标签类型：文本框</text:p>
      <text:p text:style-name="P3"/>
      <text:p text:style-name="P3"><text:tab/><text:tab/><text:tab/>功能名字_<text:span text:style-name="T1">4</text:span>:删除 <text:s/>功能类型:</text:p>
      <text:p text:style-name="P6"><text:tab/><text:tab/><text:tab/>功能名字_<text:span text:style-name="T6">5</text:span>:审核 <text:s/>功能类型:</text:p>
      <text:p text:style-name="P24"><text:tab/><text:tab/><text:tab/><text:tab/>字段名称_<text:span text:style-name="T4">9</text:span>:<text:bookmark-start text:name="__DdeLink__528_1993623062111"/>福利<text:bookmark-end text:name="__DdeLink__528_1993623062111"/>负责人 <text:s text:c="12"/>标签类型：文本框</text:p>
      <text:p text:style-name="P26"><text:span text:style-name="T20"><text:tab/><text:tab/><text:tab/><text:tab/></text:span><text:bookmark-start text:name="__DdeLink__1131_1088778203"/><text:span text:style-name="T20">字段名称_:</text:span><text:span text:style-name="T23">审核状态 </text:span><text:span text:style-name="T20"><text:s text:c="2"/>标签类型：下拉框</text:span><text:span text:style-name="T22">(通过/不通过)</text:span><text:span text:style-name="T20"> 必填</text:span><text:bookmark-end text:name="__DdeLink__1131_1088778203"/></text:p>
      <text:p text:style-name="P6"/>
      <text:p text:style-name="P7"><text:tab/><text:tab/>导航名_<text:span text:style-name="T7">2</text:span>:<text:bookmark-start text:name="__DdeLink__998_1826826792"/>离宿申请<text:bookmark-end text:name="__DdeLink__998_1826826792"/></text:p>
      <text:p text:style-name="P7"><text:tab/><text:tab/><text:tab/>功能名字_1:列表 <text:s/>功能类型:网格 (有网格/树形/编辑可选)</text:p>
      <text:p text:style-name="P7"><text:tab/><text:tab/><text:tab/><text:tab/><text:bookmark-start text:name="__DdeLink__1002_1826826792"/>字段名称_<text:span text:style-name="T2">1</text:span>:地区</text:p>
      <text:p text:style-name="P7"><text:tab/><text:tab/><text:tab/><text:tab/>字段名称_<text:span text:style-name="T2">2</text:span>:项目组</text:p>
      <text:p text:style-name="P7"><text:tab/><text:tab/><text:tab/><text:tab/>字段名称_<text:span text:style-name="T3">3</text:span>:宿舍地址</text:p>
      <text:p text:style-name="P7"><text:tab/><text:tab/><text:tab/><text:tab/>字段名称_<text:span text:style-name="T3">4</text:span>:员工姓名</text:p>
      <text:p text:style-name="P7"><text:tab/><text:tab/><text:tab/><text:tab/>字段名称_<text:span text:style-name="T4">5</text:span>:员工编号<text:tab/><text:tab/><text:tab/></text:p>
      <text:p text:style-name="P7"><text:tab/><text:tab/><text:tab/><text:tab/>字段名称_<text:span text:style-name="T4">6</text:span>:离宿原因</text:p>
      <text:p text:style-name="P7"><text:tab/><text:tab/><text:tab/><text:tab/>字段名称_<text:span text:style-name="T4">7</text:span>:离宿时间</text:p>
      <text:p text:style-name="P7"><text:tab/><text:tab/><text:tab/><text:tab/>字段名称_<text:span text:style-name="T4">8</text:span>:是否归还钥匙</text:p>
      <text:p text:style-name="P7"><text:tab/><text:tab/><text:tab/><text:tab/>字段名称_<text:span text:style-name="T4">9</text:span>:<text:bookmark-start text:name="__DdeLink__528_19936230622"/>三件套<text:bookmark-end text:name="__DdeLink__528_19936230622"/>是否收费</text:p>
      <text:p text:style-name="P8"><text:tab/><text:tab/><text:tab/><text:tab/>字段名称_<text:span text:style-name="T8">10</text:span>:收费金额</text:p>
      <text:p text:style-name="P8"><text:tab/><text:tab/><text:tab/><text:tab/>字段名称_<text:span text:style-name="T8">11</text:span>:水电费，燃气费总额</text:p>
      <text:p text:style-name="P8"><text:tab/><text:tab/><text:tab/><text:tab/>字段名称_<text:span text:style-name="T8">12</text:span>:<text:bookmark-start text:name="__DdeLink__528_199362306223"/>合计<text:bookmark-end text:name="__DdeLink__528_199362306223"/>总额（收费金额<text:span text:style-name="T8">+</text:span>水电费，燃气费总额）</text:p>
      <text:p text:style-name="P8"><text:tab/><text:tab/><text:tab/><text:tab/><text:bookmark-start text:name="__DdeLink__3695_891009594"/>字段名称_<text:span text:style-name="T8">13</text:span>:<text:bookmark-end text:name="__DdeLink__3695_891009594"/>审核状态</text:p>
      <text:p text:style-name="P8"><text:tab/><text:tab/><text:tab/><text:tab/>字段名称_<text:span text:style-name="T8">14</text:span>:备注<text:bookmark-end text:name="__DdeLink__1002_1826826792"/></text:p>
      <text:p text:style-name="P7"><text:tab/><text:tab/><text:tab/><text:tab/></text:p>
      <text:p text:style-name="P7"><text:tab/><text:tab/><text:tab/>功能名字_<text:span text:style-name="T5">2</text:span>:添加 <text:s/>功能类型:编辑 (有网格/树形/编辑可选)</text:p>
      <text:p text:style-name="P9"><text:tab/><text:tab/><text:tab/><text:tab/>字段名称_<text:span text:style-name="T2">1</text:span>:地区 <text:s text:c="4"/>标签类型：文本框 必填</text:p>
      <text:p text:style-name="P9"><text:soft-page-break/><text:tab/><text:tab/><text:tab/><text:tab/>字段名称_<text:span text:style-name="T2">2</text:span>:项目组 <text:s text:c="3"/>标签类型：文本框 必填</text:p>
      <text:p text:style-name="P9"><text:tab/><text:tab/><text:tab/><text:tab/>字段名称_<text:span text:style-name="T3">3</text:span>:宿舍地址 <text:s text:c="2"/>标签类型：文本框 必填</text:p>
      <text:p text:style-name="P9"><text:tab/><text:tab/><text:tab/><text:tab/>字段名称_<text:span text:style-name="T3">4</text:span>:员工姓名 <text:s text:c="2"/>标签类型：文本框 必填</text:p>
      <text:p text:style-name="P9"><text:tab/><text:tab/><text:tab/><text:tab/>字段名称_<text:span text:style-name="T4">5</text:span>:员工编号 <text:s text:c="2"/>标签类型：文本框 必填<text:tab/><text:tab/><text:tab/></text:p>
      <text:p text:style-name="P9"><text:tab/><text:tab/><text:tab/><text:tab/>字段名称_<text:span text:style-name="T4">6</text:span>:离宿原因 <text:s text:c="2"/>标签类型：文本框 必填</text:p>
      <text:p text:style-name="P9"><text:tab/><text:tab/><text:tab/><text:tab/>字段名称_<text:span text:style-name="T4">7</text:span>:离宿时间 <text:s text:c="2"/>标签类型：日期框 必填</text:p>
      <text:p text:style-name="P9"><text:tab/><text:tab/><text:tab/><text:tab/>字段名称_<text:span text:style-name="T4">8</text:span>:是否归还钥匙 <text:s/>标签类型：下拉框（是/否） 必填</text:p>
      <text:p text:style-name="P21"><text:tab/><text:tab/><text:tab/><text:tab/>字段名称_<text:span text:style-name="T4">9</text:span>:<text:bookmark-start text:name="__DdeLink__528_199362306221"/>三件套<text:bookmark-end text:name="__DdeLink__528_199362306221"/>是否收费 <text:s/>标签类型：下拉框（是/否） 必填</text:p>
      <text:p text:style-name="P9"><text:tab/><text:tab/><text:tab/><text:tab/>字段名称_<text:span text:style-name="T8">10</text:span>:收费金额 <text:s text:c="5"/>标签类型：数值框 必填</text:p>
      <text:p text:style-name="P9"><text:tab/><text:tab/><text:tab/><text:tab/>字段名称_<text:span text:style-name="T8">11</text:span>:水电费，燃气费总额 <text:s text:c="2"/>标签类型：数值框</text:p>
      <text:p text:style-name="P9"><text:s/><text:tab/><text:tab/><text:tab/><text:tab/>字段名称_<text:span text:style-name="T8">12</text:span>:<text:bookmark-start text:name="__DdeLink__528_1993623062231"/>合计<text:bookmark-end text:name="__DdeLink__528_1993623062231"/>总额（收费金额<text:span text:style-name="T8">+</text:span>水电费，燃气费总额） 标签类型：数值框 必填</text:p>
      <text:p text:style-name="P9"><text:tab/><text:tab/><text:tab/><text:tab/>字段名称_<text:span text:style-name="T8">14</text:span>:备注 <text:s text:c="10"/>标签类型：文本框 </text:p>
      <text:p text:style-name="P7"><text:tab/><text:tab/><text:tab/><text:tab/></text:p>
      <text:p text:style-name="P7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 <text:s text:c="4"/>标签类型：文本框 必填</text:p>
      <text:p text:style-name="P10"><text:tab/><text:tab/><text:tab/><text:tab/>字段名称_<text:span text:style-name="T2">2</text:span>:项目组 <text:s text:c="3"/>标签类型：文本框 必填</text:p>
      <text:p text:style-name="P10"><text:tab/><text:tab/><text:tab/><text:tab/>字段名称_<text:span text:style-name="T3">3</text:span>:宿舍地址 <text:s text:c="2"/>标签类型：文本框 必填</text:p>
      <text:p text:style-name="P10"><text:tab/><text:tab/><text:tab/><text:tab/>字段名称_<text:span text:style-name="T3">4</text:span>:员工姓名 <text:s text:c="2"/>标签类型：文本框 必填</text:p>
      <text:p text:style-name="P10"><text:tab/><text:tab/><text:tab/><text:tab/>字段名称_<text:span text:style-name="T4">5</text:span>:员工编号 <text:s text:c="2"/>标签类型：文本框 必填<text:tab/><text:tab/><text:tab/></text:p>
      <text:p text:style-name="P10"><text:tab/><text:tab/><text:tab/><text:tab/>字段名称_<text:span text:style-name="T4">6</text:span>:离宿原因 <text:s text:c="2"/>标签类型：文本框 必填</text:p>
      <text:p text:style-name="P10"><text:tab/><text:tab/><text:tab/><text:tab/>字段名称_<text:span text:style-name="T4">7</text:span>:离宿时间 <text:s text:c="2"/>标签类型：日期框 必填</text:p>
      <text:p text:style-name="P21"><text:tab/><text:tab/><text:tab/><text:tab/>字段名称_<text:span text:style-name="T4">8</text:span>:是否归还钥匙 <text:s/>标签类型：下拉框（是/否） 必填</text:p>
      <text:p text:style-name="P21"><text:tab/><text:tab/><text:tab/><text:tab/>字段名称_<text:span text:style-name="T4">9</text:span>:<text:bookmark-start text:name="__DdeLink__528_1993623062211"/>三件套<text:bookmark-end text:name="__DdeLink__528_1993623062211"/>是否收费 <text:s/>标签类型：下拉框（是/否） 必填</text:p>
      <text:p text:style-name="P10"><text:tab/><text:tab/><text:tab/><text:tab/>字段名称_<text:span text:style-name="T8">10</text:span>:收费金额 <text:s text:c="5"/>标签类型：数值框 必填</text:p>
      <text:p text:style-name="P10"><text:tab/><text:tab/><text:tab/><text:tab/>字段名称_<text:span text:style-name="T8">11</text:span>:水电费，燃气费总额 <text:s text:c="2"/>标签类型：数值框</text:p>
      <text:p text:style-name="P10"><text:s/><text:tab/><text:tab/><text:tab/><text:tab/>字段名称_<text:span text:style-name="T8">12</text:span>:<text:bookmark-start text:name="__DdeLink__528_19936230622311"/>合计<text:bookmark-end text:name="__DdeLink__528_19936230622311"/>总额（收费金额<text:span text:style-name="T8">+</text:span>水电费，燃气费总额） 标签类型：数值框 必填</text:p>
      <text:p text:style-name="P10"><text:tab/><text:tab/><text:tab/><text:tab/>字段名称_<text:span text:style-name="T8">14</text:span>:备注 <text:s text:c="10"/>标签类型：文本框</text:p>
      <text:p text:style-name="P10"/>
      <text:p text:style-name="P10"/>
      <text:p text:style-name="P7"><text:tab/><text:tab/><text:tab/>功能名字_<text:span text:style-name="T1">4</text:span>:删除 <text:s/>功能类型:</text:p>
      <text:p text:style-name="P11"><text:tab/><text:tab/><text:tab/>功能名字_<text:span text:style-name="T9">5</text:span>:审核 <text:s/>功能类型:</text:p>
      <text:p text:style-name="P23"><text:tab/><text:tab/><text:tab/><text:tab/>字段名称_:<text:span text:style-name="T23">审核状态 </text:span><text:s text:c="2"/>标签类型：下拉框 必填</text:p>
      <text:p text:style-name="P11"/>
      <text:p text:style-name="P11"/>
      <text:p text:style-name="P12"><text:tab/><text:tab/>导航名_<text:span text:style-name="T10">3</text:span>:<text:bookmark-start text:name="__DdeLink__1004_1826826792"/>员工住宿天数汇总<text:bookmark-end text:name="__DdeLink__1004_1826826792"/></text:p>
      <text:p text:style-name="P12"><text:tab/><text:tab/><text:tab/>功能名字_1:列表 <text:s/>功能类型:网格 (有网格/树形/编辑可选)</text:p>
      <text:p text:style-name="P12"><text:tab/><text:tab/><text:tab/><text:tab/><text:bookmark-start text:name="__DdeLink__1006_1826826792"/>字段名称_<text:span text:style-name="T2">1</text:span>:地区</text:p>
      <text:p text:style-name="P12"><text:tab/><text:tab/><text:tab/><text:tab/>字段名称_<text:span text:style-name="T2">2</text:span>:项目组</text:p>
      <text:p text:style-name="P12"><text:tab/><text:tab/><text:tab/><text:tab/>字段名称_<text:span text:style-name="T3">3</text:span>:宿舍地址</text:p>
      <text:p text:style-name="P12"><text:tab/><text:tab/><text:tab/><text:tab/>字段名称_<text:span text:style-name="T3">4</text:span>:员工姓名</text:p>
      <text:p text:style-name="P12"><text:tab/><text:tab/><text:tab/><text:tab/>字段名称_<text:span text:style-name="T4">5</text:span>:员工编号<text:tab/><text:tab/><text:tab/></text:p>
      <text:p text:style-name="P12"><text:tab/><text:tab/><text:tab/><text:tab/>字段名称_<text:span text:style-name="T4">6</text:span>:入住时间</text:p>
      <text:p text:style-name="P12"><text:tab/><text:tab/><text:tab/><text:tab/>字段名称_<text:span text:style-name="T4">7</text:span>:入住床位</text:p>
      <text:p text:style-name="P12"><text:tab/><text:tab/><text:tab/><text:tab/>字段名称_<text:span text:style-name="T4">8</text:span>:床上<text:span text:style-name="T10">3件套（件）</text:span></text:p>
      <text:p text:style-name="P12"><text:tab/><text:tab/><text:tab/><text:tab/>字段名称_<text:span text:style-name="T4">9</text:span>:被褥（件）</text:p>
      <text:p text:style-name="P12"><text:tab/><text:tab/><text:tab/><text:tab/>字段名称_<text:span text:style-name="T8">10</text:span>:床垫</text:p>
      <text:p text:style-name="P12"><text:tab/><text:tab/><text:tab/><text:tab/>字段名称_<text:span text:style-name="T8">11</text:span>:是否领用钥匙</text:p>
      <text:p text:style-name="P12"><text:tab/><text:tab/><text:tab/><text:tab/>字段名称_<text:span text:style-name="T8">12</text:span>:当月是否离宿</text:p>
      <text:p text:style-name="P12"><text:tab/><text:tab/><text:tab/><text:tab/>字段名称_<text:span text:style-name="T8">13</text:span>:离宿时间</text:p>
      <text:p text:style-name="P12"><text:tab/><text:tab/><text:tab/><text:tab/>字段名称_<text:span text:style-name="T8">14</text:span>:当月统计住宿时间段</text:p>
      <text:p text:style-name="P13"><text:tab/><text:tab/><text:tab/><text:tab/>字段名称_<text:span text:style-name="T11">15</text:span>:当月住宿天数</text:p>
      <text:p text:style-name="P13"><text:tab/><text:tab/><text:tab/><text:tab/>字段名称_<text:span text:style-name="T11">16：</text:span>需缴费金额</text:p>
      <text:p text:style-name="P13"><text:tab/><text:tab/><text:tab/><text:tab/>字段名称_<text:span text:style-name="T8">17</text:span>:员工核实是否有误</text:p>
      <text:p text:style-name="P13"><text:tab/><text:tab/><text:tab/><text:tab/>字段名称_<text:span text:style-name="T8">18</text:span>:综合资源部核实</text:p>
      <text:p text:style-name="P13"><text:tab/><text:tab/><text:tab/><text:tab/>字段名称_<text:span text:style-name="T8">19</text:span>:备注<text:bookmark-end text:name="__DdeLink__1006_1826826792"/></text:p>
      <text:p text:style-name="P13"><text:tab/><text:tab/><text:tab/><text:tab/></text:p>
      <text:p text:style-name="P12"><text:tab/><text:tab/><text:tab/><text:tab/></text:p>
      <text:p text:style-name="P12"><text:tab/><text:tab/><text:tab/>功能名字_<text:span text:style-name="T5">2</text:span>:添加 <text:s/>功能类型:编辑 (有网格/树形/编辑可选)</text:p>
      <text:p text:style-name="P12"><text:soft-page-break/><text:tab/><text:tab/><text:tab/><text:tab/>字段名称_<text:span text:style-name="T2">1</text:span>:地区 <text:s text:c="4"/>标签类型：文本框 必填</text:p>
      <text:p text:style-name="P12"><text:tab/><text:tab/><text:tab/><text:tab/>字段名称_<text:span text:style-name="T2">2</text:span>:项目组 <text:s text:c="3"/>标签类型：文本框 必填</text:p>
      <text:p text:style-name="P12"><text:tab/><text:tab/><text:tab/><text:tab/>字段名称_<text:span text:style-name="T3">3</text:span>:宿舍地址 <text:s text:c="2"/>标签类型：文本框 必填</text:p>
      <text:p text:style-name="P12"><text:tab/><text:tab/><text:tab/><text:tab/>字段名称_<text:span text:style-name="T3">4</text:span>:员工姓名 <text:s text:c="2"/>标签类型：文本框 必填</text:p>
      <text:p text:style-name="P12"><text:tab/><text:tab/><text:tab/><text:tab/>字段名称_<text:span text:style-name="T4">5</text:span>:员工编号 <text:s text:c="2"/>标签类型：文本框 必填<text:tab/><text:tab/><text:tab/></text:p>
      <text:p text:style-name="P14"><text:tab/><text:tab/><text:tab/><text:tab/>字段名称_<text:span text:style-name="T4">6</text:span>:入住时间 <text:s text:c="2"/>标签类型：日期框 必填</text:p>
      <text:p text:style-name="P14"><text:tab/><text:tab/><text:tab/><text:tab/>字段名称_<text:span text:style-name="T4">7</text:span>:入住床位 <text:s text:c="2"/>标签类型：数字框 必填</text:p>
      <text:p text:style-name="P14"><text:tab/><text:tab/><text:tab/><text:tab/>字段名称_<text:span text:style-name="T4">8</text:span>:床上<text:span text:style-name="T10">3件套（件） 标签类型：数字框 必填</text:span></text:p>
      <text:p text:style-name="P14"><text:tab/><text:tab/><text:tab/><text:tab/>字段名称_<text:span text:style-name="T4">9</text:span>:被褥（件） <text:s text:c="5"/>标签类型：数字框 必填</text:p>
      <text:p text:style-name="P14"><text:tab/><text:tab/><text:tab/><text:tab/>字段名称_<text:span text:style-name="T8">10</text:span>:床垫 <text:s text:c="9"/>标签类型：数字框 必填</text:p>
      <text:p text:style-name="P21"><text:tab/><text:tab/><text:tab/><text:tab/>字段名称_<text:span text:style-name="T8">11</text:span>:是否领用钥匙 <text:s text:c="2"/>标签类型：下拉框（是/否） 必填</text:p>
      <text:p text:style-name="P21"><text:tab/><text:tab/><text:tab/><text:tab/>字段名称_<text:span text:style-name="T8">12</text:span>:当月是否离宿 <text:s text:c="2"/>标签类型：下拉框（是/否） 必填</text:p>
      <text:p text:style-name="P14"><text:tab/><text:tab/><text:tab/><text:tab/>字段名称_<text:span text:style-name="T8">13</text:span>:离宿时间 <text:s text:c="6"/>标签类型：日期框 必填</text:p>
      <text:p text:style-name="P14"><text:tab/><text:tab/><text:tab/><text:tab/>字段名称_<text:span text:style-name="T8">14</text:span>:当月统计住宿时间段 <text:s/>标签类型：文本框 必填</text:p>
      <text:p text:style-name="P14"><text:tab/><text:tab/><text:tab/><text:tab/>字段名称_<text:span text:style-name="T11">15</text:span>:当月住宿天数 <text:s text:c="4"/>标签类型：数字框 必填</text:p>
      <text:p text:style-name="P14"><text:tab/><text:tab/><text:tab/><text:tab/>字段名称_<text:span text:style-name="T11">16：</text:span>需缴费金额 <text:s text:c="5"/>标签类型：数值框 必填</text:p>
      <text:p text:style-name="P21"><text:tab/><text:tab/><text:tab/><text:tab/>字段名称_<text:span text:style-name="T8">17</text:span>:员工核实是否有误 <text:s/>标签类型：下拉框（是/否） 必填</text:p>
      <text:p text:style-name="P14"><text:tab/><text:tab/><text:tab/><text:tab/>字段名称_<text:span text:style-name="T8">19</text:span>:备注 <text:s text:c="12"/>标签类型：文本框</text:p>
      <text:p text:style-name="P12"><text:tab/><text:tab/><text:tab/><text:tab/></text:p>
      <text:p text:style-name="P12"><text:tab/><text:tab/><text:tab/>功能名字_<text:span text:style-name="T1">3</text:span>:编辑 <text:s/>功能类型:编辑 (有网格/树形/编辑可选)</text:p>
      <text:p text:style-name="P15"><text:tab/><text:tab/><text:tab/><text:tab/>字段名称_<text:span text:style-name="T2">1</text:span>:地区 <text:s text:c="4"/>标签类型：文本框 必填</text:p>
      <text:p text:style-name="P15"><text:tab/><text:tab/><text:tab/><text:tab/>字段名称_<text:span text:style-name="T2">2</text:span>:项目组 <text:s text:c="3"/>标签类型：文本框 必填</text:p>
      <text:p text:style-name="P15"><text:tab/><text:tab/><text:tab/><text:tab/>字段名称_<text:span text:style-name="T3">3</text:span>:宿舍地址 <text:s text:c="2"/>标签类型：文本框 必填</text:p>
      <text:p text:style-name="P15"><text:tab/><text:tab/><text:tab/><text:tab/>字段名称_<text:span text:style-name="T3">4</text:span>:员工姓名 <text:s text:c="2"/>标签类型：文本框 必填</text:p>
      <text:p text:style-name="P15"><text:tab/><text:tab/><text:tab/><text:tab/>字段名称_<text:span text:style-name="T4">5</text:span>:员工编号 <text:s text:c="2"/>标签类型：文本框 必填<text:tab/><text:tab/><text:tab/></text:p>
      <text:p text:style-name="P15"><text:tab/><text:tab/><text:tab/><text:tab/>字段名称_<text:span text:style-name="T4">6</text:span>:入住时间 <text:s text:c="2"/>标签类型：日期框 必填</text:p>
      <text:p text:style-name="P15"><text:tab/><text:tab/><text:tab/><text:tab/>字段名称_<text:span text:style-name="T4">7</text:span>:入住床位 <text:s text:c="2"/>标签类型：数字框 必填</text:p>
      <text:p text:style-name="P15"><text:tab/><text:tab/><text:tab/><text:tab/>字段名称_<text:span text:style-name="T4">8</text:span>:床上<text:span text:style-name="T10">3件套（件） 标签类型：数字框 必填</text:span></text:p>
      <text:p text:style-name="P15"><text:tab/><text:tab/><text:tab/><text:tab/>字段名称_<text:span text:style-name="T4">9</text:span>:被褥（件） <text:s text:c="5"/>标签类型：数字框 必填</text:p>
      <text:p text:style-name="P15"><text:tab/><text:tab/><text:tab/><text:tab/>字段名称_<text:span text:style-name="T8">10</text:span>:床垫 <text:s text:c="9"/>标签类型：数字框 必填</text:p>
      <text:p text:style-name="P21"><text:tab/><text:tab/><text:tab/><text:tab/>字段名称_<text:span text:style-name="T8">11</text:span>:是否领用钥匙 <text:s text:c="2"/>标签类型：下拉框（是/否）必填</text:p>
      <text:p text:style-name="P21"><text:tab/><text:tab/><text:tab/><text:tab/>字段名称_<text:span text:style-name="T8">12</text:span>:当月是否离宿 <text:s text:c="2"/>标签类型：下拉框（是/否） 必填</text:p>
      <text:p text:style-name="P15"><text:tab/><text:tab/><text:tab/><text:tab/>字段名称_<text:span text:style-name="T8">13</text:span>:离宿时间 <text:s text:c="6"/>标签类型：日期框 必填</text:p>
      <text:p text:style-name="P15"><text:tab/><text:tab/><text:tab/><text:tab/>字段名称_<text:span text:style-name="T8">14</text:span>:当月统计住宿时间段 <text:s/>标签类型：文本框 必填</text:p>
      <text:p text:style-name="P15"><text:tab/><text:tab/><text:tab/><text:tab/>字段名称_<text:span text:style-name="T11">15</text:span>:当月住宿天数 <text:s text:c="4"/>标签类型：数字框 必填</text:p>
      <text:p text:style-name="P15"><text:tab/><text:tab/><text:tab/><text:tab/>字段名称_<text:span text:style-name="T11">16：</text:span>需缴费金额 <text:s text:c="5"/>标签类型：数值框 必填</text:p>
      <text:p text:style-name="P21"><text:tab/><text:tab/><text:tab/><text:tab/>字段名称_<text:span text:style-name="T8">17</text:span>:员工核实是否有误 <text:s/>标签类型：下拉框（是/否） 必填</text:p>
      <text:p text:style-name="P15"><text:tab/><text:tab/><text:tab/><text:tab/>字段名称_<text:span text:style-name="T8">19</text:span>:备注 <text:s text:c="12"/>标签类型：文本框</text:p>
      <text:p text:style-name="P12"/>
      <text:p text:style-name="P12"><text:tab/><text:tab/><text:tab/>功能名字_<text:span text:style-name="T1">4</text:span>:删除 <text:s/>功能类型:</text:p>
      <text:p text:style-name="P22"><text:tab/><text:tab/><text:tab/>功能名字_<text:span text:style-name="T19">5:综合资源部审核</text:span> <text:s/>功能类型:</text:p>
      <text:p text:style-name="P25"><text:tab/><text:tab/><text:tab/><text:tab/>字段名称_:<text:span text:style-name="T23">审核状态 </text:span><text:s text:c="2"/>标签类型：<text:bookmark-start text:name="__DdeLink__1137_1088778203"/>下拉<text:bookmark-end text:name="__DdeLink__1137_1088778203"/>框<text:span text:style-name="T24">(通过/不通过)</text:span> 必填</text:p>
      <text:p text:style-name="P23"/>
      <text:p text:style-name="P22"/>
      <text:p text:style-name="P23"><text:tab/><text:tab/><text:tab/>功能名字_6:汇总 <text:s/>功能类型:网格 (有网格/树形/编辑可选)</text:p>
      <text:p text:style-name="P23"><text:tab/><text:tab/><text:tab/><text:tab/><text:bookmark-start text:name="__DdeLink__1012_1826826792"/>字段名称_<text:span text:style-name="T2">1</text:span>:姓名</text:p>
      <text:p text:style-name="P23"><text:tab/><text:tab/><text:tab/><text:tab/>字段名称_<text:span text:style-name="T2">2</text:span>:员工编号</text:p>
      <text:p text:style-name="P23"><text:tab/><text:tab/><text:tab/><text:tab/>字段名称_<text:span text:style-name="T3">4</text:span>:地区</text:p>
      <text:p text:style-name="P23"><text:tab/><text:tab/><text:tab/><text:tab/>字段名称_<text:span text:style-name="T4">5</text:span>:项目组<text:tab/><text:tab/></text:p>
      <text:p text:style-name="P23"><text:tab/><text:tab/><text:tab/><text:tab/>字段名称_<text:span text:style-name="T4">6</text:span>:入住宿舍`</text:p>
      <text:p text:style-name="P23"><text:tab/><text:tab/><text:tab/><text:tab/>字段名称_<text:span text:style-name="T4">8</text:span>:入住时间</text:p>
      <text:p text:style-name="P23"><text:tab/><text:tab/><text:tab/><text:tab/>字段名称_<text:span text:style-name="T4">9</text:span>:离宿时间</text:p>
      <text:p text:style-name="P23"><text:tab/><text:tab/><text:tab/><text:tab/>字段名称_<text:span text:style-name="T8">10</text:span>:领用/归还钥匙</text:p>
      <text:p text:style-name="P23"><text:tab/><text:tab/><text:tab/><text:tab/>字段名称_<text:span text:style-name="T8">11</text:span>:领用/归还床上用品<text:bookmark-end text:name="__DdeLink__1012_1826826792"/></text:p>
      <text:p text:style-name="P12"><text:tab/><text:tab/></text:p>
      <text:p text:style-name="P16"><text:tab/><text:tab/>导航名_<text:span text:style-name="T12">4</text:span>:<text:bookmark-start text:name="__DdeLink__1010_1826826792"/>宿舍信息管理<text:bookmark-end text:name="__DdeLink__1010_1826826792"/></text:p>
      <text:p text:style-name="P16"><text:tab/><text:tab/><text:tab/>功能名字_1:列表 <text:s/>功能类型:网格 (有网格/树形/编辑可选)</text:p>
      <text:p text:style-name="P16"><text:tab/><text:tab/><text:tab/><text:tab/><text:bookmark-start text:name="__DdeLink__1008_1826826792"/>字段名称_<text:span text:style-name="T2">1</text:span>:地区</text:p>
      <text:p text:style-name="P16"><text:tab/><text:tab/><text:tab/><text:tab/>字段名称_<text:span text:style-name="T2">2</text:span>:项目组</text:p>
      <text:p text:style-name="P16"><text:tab/><text:tab/><text:tab/><text:tab/>字段名称_<text:span text:style-name="T3">3</text:span>:宿舍地址</text:p>
      <text:p text:style-name="P16"><text:soft-page-break/><text:tab/><text:tab/><text:tab/><text:tab/>字段名称_<text:span text:style-name="T3">4</text:span>:宿舍钥匙数量（把）</text:p>
      <text:p text:style-name="P16"><text:tab/><text:tab/><text:tab/><text:tab/>字段名称_<text:span text:style-name="T4">5</text:span>:宿舍钥匙分配情况<text:tab/><text:tab/></text:p>
      <text:p text:style-name="P16"><text:tab/><text:tab/><text:tab/><text:tab/>字段名称_<text:span text:style-name="T4">6</text:span>:宿舍负责人`</text:p>
      <text:p text:style-name="P16"><text:tab/><text:tab/><text:tab/><text:tab/>字段名称_<text:span text:style-name="T4">7</text:span>:负责人联系方式</text:p>
      <text:p text:style-name="P16"><text:tab/><text:tab/><text:tab/><text:tab/>字段名称_<text:span text:style-name="T4">8</text:span>:宿舍床位数量（个）</text:p>
      <text:p text:style-name="P16"><text:tab/><text:tab/><text:tab/><text:tab/>字段名称_<text:span text:style-name="T4">9</text:span>:已入住床位（个）</text:p>
      <text:p text:style-name="P16"><text:tab/><text:tab/><text:tab/><text:tab/>字段名称_<text:span text:style-name="T8">10</text:span>:闲置床位（个）</text:p>
      <text:p text:style-name="P16"><text:tab/><text:tab/><text:tab/><text:tab/>字段名称_<text:span text:style-name="T8">11</text:span>:宿舍床上<text:span text:style-name="T12">3件套数量(件)</text:span></text:p>
      <text:p text:style-name="P16"><text:tab/><text:tab/><text:tab/><text:tab/>字段名称_<text:span text:style-name="T8">12</text:span>:已领用数量<text:span text:style-name="T12">（件）</text:span></text:p>
      <text:p text:style-name="P16"><text:tab/><text:tab/><text:tab/><text:tab/>字段名称_<text:span text:style-name="T8">13</text:span>:闲置数量<text:span text:style-name="T12">（件）</text:span></text:p>
      <text:p text:style-name="P16"><text:tab/><text:tab/><text:tab/><text:tab/>字段名称_<text:span text:style-name="T8">14</text:span>:宿舍被褥数量<text:span text:style-name="T13">（件）</text:span></text:p>
      <text:p text:style-name="P16"><text:tab/><text:tab/><text:tab/><text:tab/>字段名称_<text:span text:style-name="T11">15</text:span>:已领用数量<text:span text:style-name="T13">（件）</text:span></text:p>
      <text:p text:style-name="P16"><text:tab/><text:tab/><text:tab/><text:tab/>字段名称_<text:span text:style-name="T11">16：闲置数量（件）</text:span></text:p>
      <text:p text:style-name="P16"><text:tab/><text:tab/><text:tab/><text:tab/>字段名称_<text:span text:style-name="T8">17</text:span>:备注<text:bookmark-end text:name="__DdeLink__1008_1826826792"/></text:p>
      <text:p text:style-name="P16"><text:tab/><text:tab/><text:tab/><text:tab/></text:p>
      <text:p text:style-name="P16"><text:tab/><text:tab/><text:tab/><text:tab/></text:p>
      <text:p text:style-name="P16"><text:tab/><text:tab/><text:tab/>功能名字_<text:span text:style-name="T5">2</text:span>:添加 <text:s/>功能类型:编辑 (有网格/树形/编辑可选)</text:p>
      <text:p text:style-name="P16"><text:tab/><text:tab/><text:tab/><text:tab/>字段名称_<text:span text:style-name="T2">1</text:span>:地区 <text:s text:c="4"/>标签类型：文本框 必填</text:p>
      <text:p text:style-name="P16"><text:tab/><text:tab/><text:tab/><text:tab/>字段名称_<text:span text:style-name="T2">2</text:span>:项目组 <text:s text:c="3"/>标签类型：文本框 必填</text:p>
      <text:p text:style-name="P16"><text:tab/><text:tab/><text:tab/><text:tab/>字段名称_<text:span text:style-name="T3">3</text:span>:宿舍地址 <text:s text:c="2"/>标签类型：文本框 必填</text:p>
      <text:p text:style-name="P17"><text:tab/><text:tab/><text:tab/><text:tab/>字段名称_<text:span text:style-name="T3">4</text:span>:宿舍钥匙数量（把） <text:s/>标签类型<text:span text:style-name="T14">：数字框 必填</text:span></text:p>
      <text:p text:style-name="P17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7"><text:tab/><text:tab/><text:tab/><text:tab/>字段名称_<text:span text:style-name="T4">6</text:span>:宿舍负责人` <text:s text:c="7"/>标签类型<text:span text:style-name="T14">：文本框 不是必填，可修改</text:span></text:p>
      <text:p text:style-name="P17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7"><text:tab/><text:tab/><text:tab/><text:tab/>字段名称_<text:span text:style-name="T4">8</text:span>:宿舍床位数量（个） <text:s text:c="2"/>标签类型<text:span text:style-name="T14">：数字框 必填</text:span></text:p>
      <text:p text:style-name="P18"><text:tab/><text:tab/><text:tab/><text:tab/>字段名称_<text:span text:style-name="T4">9</text:span>:已入住床位（个） <text:s text:c="4"/>标签类型<text:span text:style-name="T14">：数字框 必填</text:span></text:p>
      <text:p text:style-name="P18"><text:tab/><text:tab/><text:tab/><text:tab/>字段名称_<text:span text:style-name="T8">10</text:span>:闲置床位（个） <text:s text:c="4"/>标签类型<text:span text:style-name="T14">：数字框 必填</text:span></text:p>
      <text:p text:style-name="P18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8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8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8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8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8"><text:tab/><text:tab/><text:tab/><text:tab/>字段名称_<text:span text:style-name="T11">16：闲置数量（件） <text:s text:c="3"/></text:span>标签类型<text:span text:style-name="T14">：数字框 必填</text:span></text:p>
      <text:p text:style-name="P16"><text:tab/><text:tab/><text:tab/><text:tab/>字段名称_<text:span text:style-name="T8">17</text:span>:备注 <text:s text:c="12"/>标签类型：文本框</text:p>
      <text:p text:style-name="P16"><text:tab/><text:tab/><text:tab/><text:tab/></text:p>
      <text:p text:style-name="P16"><text:tab/><text:tab/><text:tab/>功能名字_<text:span text:style-name="T1">3</text:span>:编辑 <text:s/>功能类型:编辑 (有网格/树形/编辑可选)</text:p>
      <text:p text:style-name="P19"><text:tab/><text:tab/><text:tab/><text:tab/>字段名称_<text:span text:style-name="T2">1</text:span>:地区 <text:s text:c="4"/>标签类型：文本框 必填</text:p>
      <text:p text:style-name="P19"><text:tab/><text:tab/><text:tab/><text:tab/>字段名称_<text:span text:style-name="T2">2</text:span>:项目组 <text:s text:c="3"/>标签类型：文本框 必填</text:p>
      <text:p text:style-name="P19"><text:tab/><text:tab/><text:tab/><text:tab/>字段名称_<text:span text:style-name="T3">3</text:span>:宿舍地址 <text:s text:c="2"/>标签类型：文本框 必填</text:p>
      <text:p text:style-name="P19"><text:tab/><text:tab/><text:tab/><text:tab/>字段名称_<text:span text:style-name="T3">4</text:span>:宿舍钥匙数量（把） <text:s/>标签类型<text:span text:style-name="T14">：数字框 必填</text:span></text:p>
      <text:p text:style-name="P19"><text:tab/><text:tab/><text:tab/><text:tab/>字段名称_<text:span text:style-name="T4">5</text:span>:宿舍钥匙分配情况<text:tab/> <text:s text:c="2"/>标签类型<text:span text:style-name="T14">：文本框 必填</text:span><text:tab/></text:p>
      <text:p text:style-name="P19"><text:tab/><text:tab/><text:tab/><text:tab/>字段名称_<text:span text:style-name="T4">6</text:span>:宿舍负责人` <text:s text:c="7"/>标签类型<text:span text:style-name="T14">：文本框 不是必填，可修改</text:span></text:p>
      <text:p text:style-name="P19"><text:tab/><text:tab/><text:tab/><text:tab/>字段名称_<text:span text:style-name="T4">7</text:span>:负责人联系方式 <text:s text:c="5"/>标签类型<text:span text:style-name="T14">：文本框 不是必填，可修改</text:span></text:p>
      <text:p text:style-name="P19"><text:tab/><text:tab/><text:tab/><text:tab/>字段名称_<text:span text:style-name="T4">8</text:span>:宿舍床位数量（个） <text:s text:c="2"/>标签类型<text:span text:style-name="T14">：数字框 必填</text:span></text:p>
      <text:p text:style-name="P19"><text:tab/><text:tab/><text:tab/><text:tab/>字段名称_<text:span text:style-name="T4">9</text:span>:已入住床位（个） <text:s text:c="4"/>标签类型<text:span text:style-name="T14">：数字框 必填</text:span></text:p>
      <text:p text:style-name="P19"><text:tab/><text:tab/><text:tab/><text:tab/>字段名称_<text:span text:style-name="T8">10</text:span>:闲置床位（个） <text:s text:c="4"/>标签类型<text:span text:style-name="T14">：数字框 必填</text:span></text:p>
      <text:p text:style-name="P19"><text:tab/><text:tab/><text:tab/><text:tab/>字段名称_<text:span text:style-name="T8">11</text:span>:宿舍床上<text:span text:style-name="T12">3件套数量(件) <text:s text:c="2"/></text:span>标签类型<text:span text:style-name="T14">：数字框 必填</text:span></text:p>
      <text:p text:style-name="P19"><text:tab/><text:tab/><text:tab/><text:tab/>字段名称_<text:span text:style-name="T8">12</text:span>:已领用数量<text:span text:style-name="T12">（件） <text:s text:c="7"/></text:span><text:span text:style-name="T17">标签类型</text:span><text:span text:style-name="T18">：数字框 必填</text:span></text:p>
      <text:p text:style-name="P19"><text:tab/><text:tab/><text:tab/><text:tab/>字段名称_<text:span text:style-name="T8">13</text:span>:闲置数量<text:span text:style-name="T12">（件） <text:s text:c="8"/></text:span>标签类型<text:span text:style-name="T14">：数字框 必填</text:span></text:p>
      <text:p text:style-name="P19"><text:tab/><text:tab/><text:tab/><text:tab/>字段名称_<text:span text:style-name="T8">14</text:span>:宿舍被褥数量<text:span text:style-name="T13">（件） <text:s text:c="4"/></text:span><text:span text:style-name="T15">标签类型</text:span><text:span text:style-name="T16">：数字框 必填</text:span></text:p>
      <text:p text:style-name="P19"><text:tab/><text:tab/><text:tab/><text:tab/>字段名称_<text:span text:style-name="T11">15</text:span>:已领用数量<text:span text:style-name="T13">（件） <text:s text:c="4"/></text:span>标签类型<text:span text:style-name="T14">：数字框 必填</text:span></text:p>
      <text:p text:style-name="P19"><text:tab/><text:tab/><text:tab/><text:tab/>字段名称_<text:span text:style-name="T11">16：闲置数量（件） <text:s text:c="3"/></text:span>标签类型<text:span text:style-name="T14">：数字框 必填</text:span></text:p>
      <text:p text:style-name="P19"><text:tab/><text:tab/><text:tab/><text:tab/>字段名称_<text:span text:style-name="T8">17</text:span>:备注 <text:s text:c="12"/>标签类型：文本框</text:p>
      <text:p text:style-name="P16"/>
      <text:p text:style-name="P16"><text:tab/><text:tab/><text:tab/>功能名字_<text:span text:style-name="T1">4</text:span>:删除 <text:s/>功能类型:</text:p>
      <text:p text:style-name="P20"><text:tab/><text:tab/><text:tab/><text:tab/></text:p>
      <text:p text:style-name="P20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9T15:12:06.189623620</dc:date>
    <meta:editing-duration>PT4H25M22S</meta:editing-duration>
    <meta:editing-cycles>48</meta:editing-cycles>
    <meta:generator>LibreOffice/5.2.6.1$Linux_X86_64 LibreOffice_project/20$Build-1</meta:generator>
    <meta:document-statistic meta:table-count="0" meta:image-count="0" meta:object-count="0" meta:page-count="4" meta:paragraph-count="225" meta:word-count="3706" meta:character-count="5802" meta:non-whitespace-character-count="4184"/>
  </office:meta>
</office:document-meta>
</file>